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84" style:family="table-column">
      <style:table-column-properties fo:break-before="auto" style:column-width="64.8pt"/>
    </style:style>
    <style:style style:name="co85" style:family="table-column">
      <style:table-column-properties fo:break-before="auto" style:column-width="94.65pt"/>
    </style:style>
    <style:style style:name="co86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50" calcext:value-type="float">
            <text:p>-5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81" table:default-cell-style-name="ce133"/>
        <table:table-column table:style-name="co80" table:default-cell-style-name="ce133"/>
        <table:table-column table:style-name="co82" table:default-cell-style-name="ce133"/>
        <table:table-column table:style-name="co83" table:default-cell-style-name="ce133"/>
        <table:table-column table:style-name="co67" table:default-cell-style-name="ce133"/>
        <table:table-column table:style-name="co69" table:default-cell-style-name="ce133"/>
        <table:table-column table:style-name="co84" table:default-cell-style-name="ce133"/>
        <table:table-column table:style-name="co69" table:default-cell-style-name="ce133"/>
        <table:table-column table:style-name="co81" table:default-cell-style-name="ce133"/>
        <table:table-column table:style-name="co85" table:default-cell-style-name="ce133"/>
        <table:table-column table:style-name="co86" table:default-cell-style-name="ce133"/>
        <table:table-column table:style-name="co2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81" table:default-cell-style-name="ce133"/>
        <table:table-column table:style-name="co80" table:default-cell-style-name="ce133"/>
        <table:table-column table:style-name="co86" table:default-cell-style-name="ce133"/>
        <table:table-column table:style-name="co2" table:default-cell-style-name="ce133"/>
        <table:table-column table:style-name="co86" table:default-cell-style-name="ce133"/>
        <table:table-column table:style-name="co2" table:default-cell-style-name="ce133"/>
        <table:table-column table:style-name="co10" table:number-columns-repeated="997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etrea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Attack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Evasive maneuvers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Laning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Farm desire</text:p>
          </table:table-cell>
          <table:covered-table-cell table:style-name="ce163"/>
          <table:table-cell table:style-name="ce177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997"/>
        </table:table-row>
        <table:table-row table:style-name="ro1">
          <table:table-cell table:style-name="ce127" office:value-type="string" calcext:value-type="string">
            <text:p>has_buyback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level_six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-50" calcext:value-type="float">
            <text:p>-5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low_hp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0" calcext:value-type="float">
            <text:p>-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0" calcext:value-type="float">
            <text:p>-5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not_full_hp_mp_and_near_fountain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7" office:value-type="string" calcext:value-type="string">
            <text:p>has_tp_scroll_or_travel_boots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10" calcext:value-type="float">
            <text:p>-1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focused_by_enemies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shrine_healing_and_enemies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1" office:value-type="float" office:value="-85" calcext:value-type="float">
            <text:p>-8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shrine_healing_and_no_enemy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one_weaker_enemy_hero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0" calcext:value-type="float">
            <text:p>6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bot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mid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top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roam_target_is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50" calcext:value-type="float">
            <text:p>-5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ally_hero_is_near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15" calcext:value-type="float">
            <text:p>-15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high_damage_and_health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50" calcext:value-type="float">
            <text:p>-5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50" calcext:value-type="float">
            <text:p>-5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2:54:22.937680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13:30:09.592763242</dc:date>
    <meta:editing-duration>P2DT2H51M47S</meta:editing-duration>
    <meta:editing-cycles>2059</meta:editing-cycles>
    <meta:document-statistic meta:table-count="9" meta:cell-count="2748" meta:object-count="0"/>
  </office:meta>
</office:document-meta>
</file>